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8Num1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WW8Num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WW8Num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OS QUE DEVEM SER ANEXADOS À DEFESA DE AUTO DE INFRAÇÃO</text:p>
      <text:p text:style-name="P1"/>
      <text:p text:style-name="P1"/>
      <text:p text:style-name="P1"/>
      <text:list xml:id="list2009163467798845239" text:style-name="WW8Num2">
        <text:list-item>
          <text:p text:style-name="P4">Pessoa Física: Cópia dos Documentos Pessoais (Carteira de Identidade e CPF);</text:p>
        </text:list-item>
        <text:list-item>
          <text:p text:style-name="P4">Pessoa Jurídica: Cópia do CNPJ e Inscrição Estadual;</text:p>
        </text:list-item>
        <text:list-item>
          <text:p text:style-name="P4">Comprovante de Endereço;</text:p>
        </text:list-item>
        <text:list-item>
          <text:p text:style-name="P4">Contato: telefone, fax, caixa postal, correio eletrônico, etc.</text:p>
        </text:list-item>
      </text:list>
      <text:p text:style-name="P3"/>
      <text:p text:style-name="P3"/>
      <text:p text:style-name="P3"/>
      <text:p text:style-name="P3"/>
      <text:p text:style-name="P3">Se for o caso:</text:p>
      <text:p text:style-name="P3"/>
      <text:list xml:id="list4734072721657954888" text:style-name="WW8Num1">
        <text:list-item>
          <text:p text:style-name="P5">Procuração Pública;</text:p>
        </text:list-item>
        <text:list-item>
          <text:p text:style-name="P2"><text:span text:style-name="T1">Cópia dos Documentos Pessoais do Procurador (Carteira de Identidade e CPF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4.438cm" fo:margin-bottom="2.499cm" fo:margin-left="3cm" fo:margin-right="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S QUE DEVEM SER ANEXADOS À DEFESA DE AUTO DE INFRAÇÃO</dc:title>
    <meta:initial-creator>prot</meta:initial-creator>
    <meta:creation-date>2009-11-12T18:19:00</meta:creation-date>
    <dc:creator>prot</dc:creator>
    <dc:date>2009-11-12T18:27:00</dc:date>
    <meta:editing-cycles>2</meta:editing-cycles>
    <meta:editing-duration>PT8M</meta:editing-duration>
    <meta:document-statistic meta:table-count="0" meta:image-count="0" meta:object-count="0" meta:page-count="1" meta:paragraph-count="8" meta:word-count="64" meta:character-count="390" meta:non-whitespace-character-count="340"/>
    <meta:generator>LibreOffice/4.3.0.4$Windows_x86 LibreOffice_project/62ad5818884a2fc2e5780dd45466868d41009ec0</meta:generator>
  </office:meta>
</office:document-meta>
</file>